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</office:font-face-decls>
  <office:automatic-styles>
    <style:style style:family="table-column" style:name="co1">
      <style:table-column-properties fo:break-before="auto" style:column-width="27.38mm"/>
    </style:style>
    <style:style style:family="table-column" style:name="co2">
      <style:table-column-properties fo:break-before="auto" style:column-width="68.07mm"/>
    </style:style>
    <style:style style:family="table-column" style:name="co3">
      <style:table-column-properties fo:break-before="auto" style:column-width="21.03mm"/>
    </style:style>
    <style:style style:family="table-column" style:name="co4">
      <style:table-column-properties fo:break-before="auto" style:column-width="1.62mm"/>
    </style:style>
    <style:style style:family="table-column" style:name="co5">
      <style:table-column-properties fo:break-before="auto" style:column-width="22.65mm"/>
    </style:style>
    <style:style style:family="table-column" style:name="co6">
      <style:table-column-properties fo:break-before="auto" style:column-width="23.04mm"/>
    </style:style>
    <style:style style:family="table-column" style:name="co7">
      <style:table-column-properties fo:break-before="auto" style:column-width="26.6mm"/>
    </style:style>
    <style:style style:family="table-column" style:name="co8">
      <style:table-column-properties fo:break-before="auto" style:column-width="30.41mm"/>
    </style:style>
    <style:style style:family="table-column" style:name="co9">
      <style:table-column-properties fo:break-before="auto" style:column-width="40.09mm"/>
    </style:style>
    <style:style style:family="table-column" style:name="co10">
      <style:table-column-properties fo:break-before="auto" style:column-width="17.67mm"/>
    </style:style>
    <style:style style:family="table-column" style:name="co11">
      <style:table-column-properties fo:break-before="auto" style:column-width="22.67mm"/>
    </style:style>
    <style:style style:family="table-row" style:name="ro1">
      <style:table-row-properties fo:break-before="auto" style:row-height="10.58mm" style:use-optimal-row-height="false"/>
    </style:style>
    <style:style style:family="table-row" style:name="ro2">
      <style:table-row-properties fo:break-before="auto" style:row-height="6mm" style:use-optimal-row-height="false"/>
    </style:style>
    <style:style style:family="table-row" style:name="ro3">
      <style:table-row-properties fo:break-before="auto" style:row-height="8.01mm" style:use-optimal-row-height="false"/>
    </style:style>
    <style:style style:family="table-row" style:name="ro4">
      <style:table-row-properties fo:break-before="auto" style:row-height="4.52mm" style:use-optimal-row-height="true"/>
    </style:style>
    <style:style style:family="table" style:master-page-name="Default" style:name="ta1">
      <style:table-properties style:writing-mode="lr-tb" table:display="true"/>
    </style: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style:style style:data-style-name="N36" style:family="table-cell" style:name="ce1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36" style:family="table-cell" style:name="ce2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3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bottom"/>
      <style:text-properties fo:color="#000000" fo:font-size="12pt" fo:font-weight="normal" style:font-name="Arial1" style:text-underline-style="none"/>
    </style:style>
    <style:style style:data-style-name="N36" style:family="table-cell" style:name="ce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paragraph-properties fo:margin-left="0mm"/>
      <style:text-properties fo:color="#000000" fo:font-size="12pt" fo:font-weight="normal" style:font-name="Arial" style:text-underline-style="none"/>
    </style:style>
    <style:style style:data-style-name="N36" style:family="table-cell" style:name="ce3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mm" fo:text-align="start"/>
      <style:text-properties fo:color="#000000" fo:font-size="12pt" fo:font-weight="normal" style:font-name="Arial" style:font-weight-asian="normal" style:font-weight-complex="normal" style:text-underline-style="none"/>
    </style:style>
    <style:style style:data-style-name="N36" style:family="table-cell" style:name="ce5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paragraph-properties fo:margin-left="0mm"/>
      <style:text-properties fo:color="#000000" fo:font-size="12pt" fo:font-weight="normal" style:font-name="Arial" style:font-weight-asian="normal" style:font-weight-complex="normal" style:text-underline-style="none"/>
    </style:style>
    <style:style style:data-style-name="N36" style:family="table-cell" style:name="ce6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mm" fo:text-align="start"/>
      <style:text-properties fo:color="#000000" fo:font-size="12pt" fo:font-weight="normal" style:font-name="Arial" style:text-underline-style="none"/>
    </style:style>
    <style:style style:data-style-name="N36" style:family="table-cell" style:name="ce7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8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bold" style:font-name="Arial" style:text-underline-style="none"/>
    </style:style>
    <style:style style:data-style-name="N0" style:family="table-cell" style:name="ce9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0" style:family="table-cell" style:name="ce10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0" style:family="table-cell" style:name="ce11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4pt" fo:font-weight="normal" style:font-name="Arial" style:font-size-asian="14pt" style:font-size-complex="14pt" style:text-underline-style="none"/>
    </style:style>
    <style:style style:data-style-name="N139" style:family="table-cell" style:name="ce12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9" style:family="table-cell" style:name="ce13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style="normal" fo:font-weight="normal" style:font-name="Arial" style:text-underline-style="none"/>
    </style:style>
    <style:style style:data-style-name="N139" style:family="table-cell" style:name="ce1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9" style:family="table-cell" style:name="ce15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4pt" fo:font-weight="normal" style:font-name="Arial" style:font-size-asian="14pt" style:font-size-complex="14pt" style:text-underline-style="none"/>
    </style:style>
    <style:style style:data-style-name="N139" style:family="table-cell" style:name="ce16" style:parent-style-name="Default">
      <style:table-cell-properties fo:border-bottom="none" fo:border-left="0.99pt solid #000000" fo:border-right="0.99pt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9" style:family="table-cell" style:name="ce17" style:parent-style-name="Separador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0" style:family="table-cell" style:name="ce18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0" style:family="table-cell" style:name="ce19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20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21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4pt" fo:font-weight="normal" style:font-name="Arial" style:font-size-asian="14pt" style:font-size-complex="14pt" style:text-underline-style="none"/>
    </style:style>
    <style:style style:data-style-name="N0" style:family="table-cell" style:name="ce22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36" style:family="table-cell" style:name="ce23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4pt" fo:font-weight="normal" style:font-name="Arial" style:font-size-asian="14pt" style:font-size-complex="14pt" style:text-underline-style="none"/>
    </style:style>
    <style:style style:data-style-name="N139" style:family="table-cell" style:name="ce24" style:parent-style-name="Default">
      <style:table-cell-properties fo:border="0.99pt solid #000000"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9" style:family="table-cell" style:name="ce25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0" style:family="table-cell" style:name="ce26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family="table-cell" style:name="ce27" style:parent-style-name="Default">
      <style:text-properties fo:font-size="12pt"/>
    </style:style>
    <style:style style:data-style-name="N0" style:family="table-cell" style:name="ce28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text-properties fo:color="#000000" fo:font-size="12pt" fo:font-weight="normal" style:font-name="Arial" style:text-underline-style="none"/>
    </style:style>
    <style:style style:family="table-cell" style:name="ce29" style:parent-style-name="Default">
      <style:text-properties fo:font-size="14pt" style:font-size-asian="14pt" style:font-size-complex="14pt"/>
    </style:style>
    <style:style style:family="table-row" style:name="a55ce5a">
      <style:table-row-properties style:row-height="0.2362in"/>
    </style:style>
  </office:automatic-styles>
  <office:body>
    <office:spreadsheet>
      <table:calculation-settings table:precision-as-shown="true"/>
      <table:table table:name="Situação do Cliente" table:print="false" table:style-name="ta1">
        <office:forms form:apply-design-mode="false" form:automatic-focus="false"/>
        <table:table-column table:default-cell-style-name="Default" table:style-name="co1"/>
        <table:table-column table:default-cell-style-name="Default" table:style-name="co2"/>
        <table:table-column table:default-cell-style-name="Default" table:style-name="co3"/>
        <table:table-column table:default-cell-style-name="Default" table:style-name="co4"/>
        <table:table-column table:default-cell-style-name="Default" table:style-name="co5"/>
        <table:table-column table:default-cell-style-name="Default" table:style-name="co6"/>
        <table:table-column table:default-cell-style-name="Default" table:style-name="co7"/>
        <table:table-column table:default-cell-style-name="Default" table:style-name="co8"/>
        <table:table-column table:default-cell-style-name="Default" table:style-name="co9"/>
        <table:table-column table:default-cell-style-name="Default" table:number-columns-repeated="247" table:style-name="co10"/>
        <table:table-column table:default-cell-style-name="Default" table:number-columns-repeated="768" table:style-name="co11"/>
        <table:table-row table:style-name="ro1">
          <table:table-cell calcext:value-type="string" office:value-type="string" table:style-name="ce1">
            <text:p>DATA</text:p>
          </table:table-cell>
          <table:table-cell calcext:value-type="string" office:value-type="string" table:style-name="ce8">
            <text:p>NF - SERV. PROD. </text:p>
          </table:table-cell>
          <table:table-cell calcext:value-type="string" office:value-type="string" table:style-name="ce12">
            <text:p>R$</text:p>
          </table:table-cell>
          <table:table-cell table:style-name="ce16"/>
          <table:table-cell calcext:value-type="string" office:value-type="string" table:style-name="ce18">
            <text:p>PAGO</text:p>
          </table:table-cell>
          <table:table-cell calcext:value-type="string" office:value-type="string" table:style-name="ce12">
            <text:p>VALOR</text:p>
          </table:table-cell>
          <table:table-cell calcext:value-type="string" office:value-type="string" table:style-name="ce1">
            <text:p>DATA</text:p>
          </table:table-cell>
          <table:table-cell calcext:value-type="string" office:value-type="string" table:style-name="ce24">
            <text:p>SALDO DEVEDOR</text:p>
          </table:table-cell>
          <table:table-cell calcext:value-type="string" office:value-type="string" table:style-name="ce18">
            <text:p>OBS.:</text:p>
          </table:table-cell>
          <table:table-cell table:number-columns-repeated="247" table:style-name="ce27"/>
          <table:table-cell table:number-columns-repeated="768"/>
        </table:table-row>
        <table:table-row table:style-name="ro2">
          <table:table-cell calcext:value-type="date" office:date-value="2016-05-24" office:value-type="date" table:style-name="ce2">
            <text:p>24/05/2016</text:p>
          </table:table-cell>
          <table:table-cell calcext:value-type="string" office:value-type="string" table:style-name="ce9">
            <text:p>Declaração PJ DIRF 2016 </text:p>
          </table:table-cell>
          <table:table-cell calcext:value-type="float" office:value="70" office:value-type="float" table:style-name="ce13">
            <text:p>70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70" office:value-type="float" table:formula="of:=[.C2]-[.F2]" table:style-name="ce25">
            <text:p>70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6-05-24" office:value-type="date" table:style-name="ce2">
            <text:p>24/05/2016</text:p>
          </table:table-cell>
          <table:table-cell calcext:value-type="string" office:value-type="string" table:style-name="ce9">
            <text:p>NF 11039 - mens. 05/2016</text:p>
          </table:table-cell>
          <table:table-cell calcext:value-type="float" office:value="430" office:value-type="float" table:style-name="ce13">
            <text:p>430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430" office:value-type="float" table:formula="of:=[.C3]-[.F3]" table:style-name="ce25">
            <text:p>430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6-06-24" office:value-type="date" table:style-name="ce2">
            <text:p>24/06/2016</text:p>
          </table:table-cell>
          <table:table-cell calcext:value-type="string" office:value-type="string" table:style-name="ce9">
            <text:p>NF 11070 - mens. 06/2016</text:p>
          </table:table-cell>
          <table:table-cell calcext:value-type="float" office:value="430" office:value-type="float" table:style-name="ce13">
            <text:p>430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430" office:value-type="float" table:formula="of:=[.C4]-[.F4]" table:style-name="ce25">
            <text:p>430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6-07-22" office:value-type="date" table:style-name="ce2">
            <text:p>22/07/2016</text:p>
          </table:table-cell>
          <table:table-cell calcext:value-type="string" office:value-type="string" table:style-name="ce9">
            <text:p>NF 11101 - mens. 07/2016</text:p>
          </table:table-cell>
          <table:table-cell calcext:value-type="float" office:value="430" office:value-type="float" table:style-name="ce13">
            <text:p>430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430" office:value-type="float" table:formula="of:=[.C5]-[.F5]" table:style-name="ce25">
            <text:p>430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6-08-25" office:value-type="date" table:style-name="ce2">
            <text:p>25/08/2016</text:p>
          </table:table-cell>
          <table:table-cell calcext:value-type="string" office:value-type="string" table:style-name="ce9">
            <text:p>NF 11131 - mens. 08/2016</text:p>
          </table:table-cell>
          <table:table-cell calcext:value-type="float" office:value="430" office:value-type="float" table:style-name="ce13">
            <text:p>430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430" office:value-type="float" table:formula="of:=[.C6]-[.F6]" table:style-name="ce25">
            <text:p>430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6-09-26" office:value-type="date" table:style-name="ce2">
            <text:p>26/09/2016</text:p>
          </table:table-cell>
          <table:table-cell calcext:value-type="string" office:value-type="string" table:style-name="ce9">
            <text:p>NF 11166 - mens. 09/2016</text:p>
          </table:table-cell>
          <table:table-cell calcext:value-type="float" office:value="430" office:value-type="float" table:style-name="ce13">
            <text:p>430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430" office:value-type="float" table:formula="of:=[.C7]-[.F7]" table:style-name="ce25">
            <text:p>430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6-10-24" office:value-type="date" table:style-name="ce2">
            <text:p>24/10/2016</text:p>
          </table:table-cell>
          <table:table-cell calcext:value-type="string" office:value-type="string" table:style-name="ce9">
            <text:p>NF 11201 - mens. 10/2016</text:p>
          </table:table-cell>
          <table:table-cell calcext:value-type="float" office:value="430" office:value-type="float" table:style-name="ce13">
            <text:p>430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430" office:value-type="float" table:formula="of:=[.C8]-[.F8]" table:style-name="ce25">
            <text:p>430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6-11-24" office:value-type="date" table:style-name="ce2">
            <text:p>24/11/2016</text:p>
          </table:table-cell>
          <table:table-cell calcext:value-type="string" office:value-type="string" table:style-name="ce9">
            <text:p>NF 11236 - mens. 11/2016</text:p>
          </table:table-cell>
          <table:table-cell calcext:value-type="float" office:value="450" office:value-type="float" table:style-name="ce13">
            <text:p>450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450" office:value-type="float" table:formula="of:=[.C9]-[.F9]" table:style-name="ce25">
            <text:p>450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6-12-23" office:value-type="date" table:style-name="ce2">
            <text:p>23/12/2016</text:p>
          </table:table-cell>
          <table:table-cell calcext:value-type="string" office:value-type="string" table:style-name="ce9">
            <text:p>NF 11270 - mens. 12/2016</text:p>
          </table:table-cell>
          <table:table-cell calcext:value-type="float" office:value="450" office:value-type="float" table:style-name="ce13">
            <text:p>450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450" office:value-type="float" table:formula="of:=[.C10]-[.F10]" table:style-name="ce25">
            <text:p>450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7-01-26" office:value-type="date" table:style-name="ce2">
            <text:p>26/01/2017</text:p>
          </table:table-cell>
          <table:table-cell calcext:value-type="string" office:value-type="string" table:style-name="ce9">
            <text:p>NF 11304 - mens. 01/2017</text:p>
          </table:table-cell>
          <table:table-cell calcext:value-type="float" office:value="450" office:value-type="float" table:style-name="ce13">
            <text:p>450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450" office:value-type="float" table:formula="of:=[.C11]-[.F11]" table:style-name="ce25">
            <text:p>450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7-02-23" office:value-type="date" table:style-name="ce2">
            <text:p>23/02/2017</text:p>
          </table:table-cell>
          <table:table-cell calcext:value-type="string" office:value-type="string" table:style-name="ce9">
            <text:p>NF 11338 - mens. 02/2017</text:p>
          </table:table-cell>
          <table:table-cell calcext:value-type="float" office:value="445" office:value-type="float" table:style-name="ce13">
            <text:p>445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445" office:value-type="float" table:formula="of:=[.C12]-[.F12]" table:style-name="ce25">
            <text:p>445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7-03-22" office:value-type="date" table:style-name="ce2">
            <text:p>22/03/2017</text:p>
          </table:table-cell>
          <table:table-cell calcext:value-type="string" office:value-type="string" table:style-name="ce9">
            <text:p>Declaração DIRF 2017</text:p>
          </table:table-cell>
          <table:table-cell calcext:value-type="float" office:value="70" office:value-type="float" table:style-name="ce13">
            <text:p>70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70" office:value-type="float" table:formula="of:=[.C13]-[.F13]" table:style-name="ce25">
            <text:p>70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7-03-28" office:value-type="date" table:style-name="ce2">
            <text:p>28/03/2017</text:p>
          </table:table-cell>
          <table:table-cell calcext:value-type="string" office:value-type="string" table:style-name="ce9">
            <text:p>NF 11372 - mens. 03/2017</text:p>
          </table:table-cell>
          <table:table-cell calcext:value-type="float" office:value="445" office:value-type="float" table:style-name="ce13">
            <text:p>445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445" office:value-type="float" table:formula="of:=[.C14]-[.F14]" table:style-name="ce25">
            <text:p>445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7-04-26" office:value-type="date" table:style-name="ce2">
            <text:p>26/04/2017</text:p>
          </table:table-cell>
          <table:table-cell calcext:value-type="string" office:value-type="string" table:style-name="ce9">
            <text:p>NF 11406 - mens. 04/2017</text:p>
          </table:table-cell>
          <table:table-cell calcext:value-type="float" office:value="445" office:value-type="float" table:style-name="ce13">
            <text:p>445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445" office:value-type="float" table:formula="of:=[.C15]-[.F15]" table:style-name="ce25">
            <text:p>445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7-05-25" office:value-type="date" table:style-name="ce2">
            <text:p>25/05/2017</text:p>
          </table:table-cell>
          <table:table-cell calcext:value-type="string" office:value-type="string" table:style-name="ce9">
            <text:p>NF 11440 - mens. 05/2017</text:p>
          </table:table-cell>
          <table:table-cell calcext:value-type="float" office:value="445" office:value-type="float" table:style-name="ce13">
            <text:p>445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445" office:value-type="float" table:formula="of:=[.C16]-[.F16]" table:style-name="ce25">
            <text:p>445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7-06-27" office:value-type="date" table:style-name="ce2">
            <text:p>27/06/2017</text:p>
          </table:table-cell>
          <table:table-cell calcext:value-type="string" office:value-type="string" table:style-name="ce9">
            <text:p>NF 11474 - mens. 06/2017</text:p>
          </table:table-cell>
          <table:table-cell calcext:value-type="float" office:value="445" office:value-type="float" table:style-name="ce13">
            <text:p>445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445" office:value-type="float" table:formula="of:=[.C17]-[.F17]" table:style-name="ce25">
            <text:p>445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7-07-21" office:value-type="date" table:style-name="ce2">
            <text:p>21/07/2017</text:p>
          </table:table-cell>
          <table:table-cell calcext:value-type="string" office:value-type="string" table:style-name="ce9">
            <text:p>Mens. 07/2017 (A.C.)</text:p>
          </table:table-cell>
          <table:table-cell calcext:value-type="float" office:value="451" office:value-type="float" table:style-name="ce13">
            <text:p>451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table:style-name="ce2"/>
          <table:table-cell calcext:value-type="float" office:value="451" office:value-type="float" table:formula="of:=[.C18]-[.F18]" table:style-name="ce25">
            <text:p>451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7-08-25" office:value-type="date" table:style-name="ce2">
            <text:p>25/08/2017</text:p>
          </table:table-cell>
          <table:table-cell calcext:value-type="string" office:value-type="string" table:style-name="ce9">
            <text:p>Mens. 08/2017 (A.C.)</text:p>
          </table:table-cell>
          <table:table-cell calcext:value-type="float" office:value="435" office:value-type="float" table:style-name="ce13">
            <text:p>435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calcext:value-type="string" office:value-type="string" table:style-name="ce2">
            <text:p/>
          </table:table-cell>
          <table:table-cell calcext:value-type="float" office:value="435" office:value-type="float" table:formula="of:=[.C19]-[.F19]" table:style-name="ce25">
            <text:p>435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7-09-27" office:value-type="date" table:style-name="ce2">
            <text:p>27/09/2017</text:p>
          </table:table-cell>
          <table:table-cell calcext:value-type="string" office:value-type="string" table:style-name="ce9">
            <text:p>Mens. 09/2017 (A.C.)</text:p>
          </table:table-cell>
          <table:table-cell calcext:value-type="float" office:value="435" office:value-type="float" table:style-name="ce13">
            <text:p>435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calcext:value-type="string" office:value-type="string" table:style-name="ce2">
            <text:p/>
          </table:table-cell>
          <table:table-cell calcext:value-type="float" office:value="435" office:value-type="float" table:formula="of:=[.C20]-[.F20]" table:style-name="ce25">
            <text:p>435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calcext:value-type="date" office:date-value="2017-10-27" office:value-type="date" table:style-name="ce2">
            <text:p>27/10/2017</text:p>
          </table:table-cell>
          <table:table-cell calcext:value-type="string" office:value-type="string" table:style-name="ce9">
            <text:p>Mens. 10/2017 (A.C.)</text:p>
          </table:table-cell>
          <table:table-cell calcext:value-type="float" office:value="435" office:value-type="float" table:style-name="ce13">
            <text:p>435,00</text:p>
          </table:table-cell>
          <table:table-cell table:style-name="ce17"/>
          <table:table-cell calcext:value-type="string" office:value-type="string" table:style-name="ce19">
            <text:p>não</text:p>
          </table:table-cell>
          <table:table-cell calcext:value-type="float" office:value="0" office:value-type="float" table:style-name="ce13">
            <text:p>-</text:p>
          </table:table-cell>
          <table:table-cell calcext:value-type="string" office:value-type="string" table:style-name="ce2">
            <text:p/>
          </table:table-cell>
          <table:table-cell calcext:value-type="float" office:value="435" office:value-type="float" table:formula="of:=[.C21]-[.F21]" table:style-name="ce25">
            <text:p>435,00</text:p>
          </table:table-cell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a55ce5a">
          <table:table-cell calcext:value-type="date" office:date-value="2017-11-28" office:value-type="date" table:style-name="ce2">
            <text:p>2017-11-28</text:p>
          </table:table-cell>
          <table:table-cell calcext:value-type="string" office:string-value="Mens. 11/2017 (A.C.)" office:value-type="string" table:style-name="ce9">
            <text:p>Mens. 11/2017 (A.C.)</text:p>
          </table:table-cell>
          <table:table-cell calcext:value-type="float" office:value="435.0" office:value-type="float" table:style-name="ce13">
            <text:p>435.0</text:p>
          </table:table-cell>
          <table:table-cell table:style-name="ce17"/>
          <table:table-cell calcext:value-type="string" office:string-value="não" office:value-type="string" table:style-name="ce19">
            <text:p>não</text:p>
          </table:table-cell>
          <table:table-cell calcext:value-type="float" office:value="0.0" office:value-type="float" table:style-name="ce13">
            <text:p>0.0</text:p>
          </table:table-cell>
          <table:table-cell calcext:value-type="string" office:string-value="" office:value-type="string" table:style-name="ce2">
            <text:p/>
          </table:table-cell>
          <table:table-cell calcext:value-type="float" table:formula="=C22-F22" table:style-name="ce25"/>
          <table:table-cell table:style-name="ce26"/>
          <table:table-cell table:number-columns-repeated="247" table:style-name="ce28"/>
          <table:table-cell table:number-columns-repeated="768"/>
        </table:table-row>
        <table:table-row table:style-name="ro2">
          <table:table-cell table:number-columns-repeated="6" table:style-name="ce3"/>
          <table:table-cell calcext:value-type="string" office:value-type="string" table:style-name="ce22">
            <text:p>TOTAL</text:p>
          </table:table-cell>
          <table:table-cell calcext:value-type="float" office:value="8051" office:value-type="float" table:formula="=SUM(H2:H22)" table:style-name="ce12">
            <text:p>8.051,00</text:p>
          </table:table-cell>
          <table:table-cell table:style-name="ce18"/>
          <table:table-cell table:number-columns-repeated="247" table:style-name="ce27"/>
          <table:table-cell table:number-columns-repeated="768"/>
        </table:table-row>
        <table:table-row table:style-name="ro2">
          <table:table-cell table:style-name="ce4"/>
          <table:table-cell table:style-name="ce10"/>
          <table:table-cell table:number-columns-repeated="2" table:style-name="ce14"/>
          <table:table-cell table:style-name="ce20"/>
          <table:table-cell table:style-name="ce14"/>
          <table:table-cell table:style-name="ce7"/>
          <table:table-cell table:style-name="ce14"/>
          <table:table-cell table:style-name="ce20"/>
          <table:table-cell table:number-columns-repeated="247" table:style-name="ce27"/>
          <table:table-cell table:number-columns-repeated="768"/>
        </table:table-row>
        <table:table-row table:style-name="ro2">
          <table:table-cell calcext:value-type="string" office:value-type="string" table:style-name="ce34">
            <text:p>23/11/2017 – Estamos entregando sua escrita por não haver movimento. Favor entrar em contato com o escritório.</text:p>
          </table:table-cell>
          <table:table-cell table:style-name="ce10"/>
          <table:table-cell table:number-columns-repeated="2" table:style-name="ce14"/>
          <table:table-cell table:style-name="ce20"/>
          <table:table-cell table:style-name="ce14"/>
          <table:table-cell table:style-name="ce7"/>
          <table:table-cell table:style-name="ce14"/>
          <table:table-cell table:style-name="ce20"/>
          <table:table-cell table:number-columns-repeated="247" table:style-name="ce27"/>
          <table:table-cell table:number-columns-repeated="768"/>
        </table:table-row>
        <table:table-row table:number-rows-repeated="4" table:style-name="ro2">
          <table:table-cell table:style-name="ce5"/>
          <table:table-cell table:style-name="ce11"/>
          <table:table-cell table:number-columns-repeated="2" table:style-name="ce15"/>
          <table:table-cell table:style-name="ce21"/>
          <table:table-cell table:style-name="ce15"/>
          <table:table-cell table:style-name="ce23"/>
          <table:table-cell table:style-name="ce15"/>
          <table:table-cell table:style-name="ce21"/>
          <table:table-cell table:number-columns-repeated="1015" table:style-name="ce29"/>
        </table:table-row>
        <table:table-row table:style-name="ro3">
          <table:table-cell table:style-name="ce4"/>
          <table:table-cell table:style-name="ce10"/>
          <table:table-cell table:number-columns-repeated="2" table:style-name="ce14"/>
          <table:table-cell table:style-name="ce20"/>
          <table:table-cell table:style-name="ce14"/>
          <table:table-cell table:style-name="ce7"/>
          <table:table-cell table:style-name="ce14"/>
          <table:table-cell table:style-name="ce20"/>
          <table:table-cell table:number-columns-repeated="247" table:style-name="ce27"/>
          <table:table-cell table:number-columns-repeated="768"/>
        </table:table-row>
        <table:table-row table:number-rows-repeated="16" table:style-name="ro3">
          <table:table-cell table:style-name="ce6"/>
          <table:table-cell table:style-name="ce10"/>
          <table:table-cell table:number-columns-repeated="2" table:style-name="ce14"/>
          <table:table-cell table:style-name="ce20"/>
          <table:table-cell table:style-name="ce14"/>
          <table:table-cell table:style-name="ce7"/>
          <table:table-cell table:style-name="ce14"/>
          <table:table-cell table:style-name="ce20"/>
          <table:table-cell table:number-columns-repeated="247" table:style-name="ce27"/>
          <table:table-cell table:number-columns-repeated="768"/>
        </table:table-row>
        <table:table-row table:number-rows-repeated="31964" table:style-name="ro3">
          <table:table-cell table:style-name="ce7"/>
          <table:table-cell table:style-name="ce10"/>
          <table:table-cell table:number-columns-repeated="2" table:style-name="ce14"/>
          <table:table-cell table:style-name="ce20"/>
          <table:table-cell table:style-name="ce14"/>
          <table:table-cell table:style-name="ce7"/>
          <table:table-cell table:style-name="ce14"/>
          <table:table-cell table:style-name="ce20"/>
          <table:table-cell table:number-columns-repeated="247" table:style-name="ce27"/>
          <table:table-cell table:number-columns-repeated="768"/>
        </table:table-row>
        <table:table-row table:number-rows-repeated="33533"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contains-header="false" table:name="__Anonymous_Sheet_DB__0" table:target-range-address="'Situação do Cliente'.A2:'Situação do Cliente'.AMJ2">
          <table:sort>
            <table:sort-by table:data-type="automatic" table:field-number="0"/>
            <table:sort-by table:data-type="automatic"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</office:font-face-decls>
  <office:styles>
    <style:default-style style:family="table-cell">
      <style:table-cell-properties style:decimal-places="2"/>
      <style:paragraph-properties style:tab-stop-distance="12.5mm"/>
      <style:text-properties fo:country="PT" fo:language="pt" style:country-asian="BR" style:country-complex="BR" style:font-name="Albany" style:font-name-asian="HG Mincho Light J" style:font-name-complex="Arial Unicode MS" style:language-asian="pt" style:language-complex="pt"/>
    </style:default-style>
    <number:number-style style:name="N0">
      <number:number number:min-integer-digits="1"/>
    </number:number-style>
    <number:currency-style style:name="N108P0" style:volatile="true">
      <number:currency-symbol number:country="BR" number:language="pt">R$</number:currency-symbol>
      <number:number loext:min-decimal-places="2" number:decimal-places="2" number:grouping="true" number:min-integer-digits="1"/>
    </number:currency-style>
    <number:currency-style style:name="N108">
      <style:text-properties fo:color="#ff0000"/>
      <number:text>(</number:text>
      <number:currency-symbol number:country="BR" number:language="pt">R$</number:currency-symbol>
      <number:number loext:min-decimal-places="2" number:decimal-places="2" number:grouping="true" number:min-integer-digits="1"/>
      <number:text>)</number:text>
      <style:map style:apply-style-name="N108P0" style:condition="value()&gt;=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loext:min-decimal-places="0" number:decimal-places="0" number:grouping="true" number:min-integer-digits="1"/>
      <number:text> </number:text>
    </number:number-style>
    <number:number-style style:name="N117">
      <number:text>-</number:text>
      <number:number loext:min-decimal-places="0" number:decimal-places="0" number:grouping="true" number:min-integer-digits="1"/>
      <number:text> </number:text>
      <style:map style:apply-style-name="N117P0" style:condition="value()&gt;=0"/>
    </number:number-style>
    <number:number-style style:name="N118P0" style:volatile="true">
      <number:number loext:min-decimal-places="0" number:decimal-places="0" number:grouping="true" number:min-integer-digits="1"/>
      <number:text> </number:text>
    </number:number-style>
    <number:number-style style:name="N118">
      <style:text-properties fo:color="#ff0000"/>
      <number:text>-</number:text>
      <number:number loext:min-decimal-places="0" number:decimal-places="0" number:grouping="true" number:min-integer-digits="1"/>
      <number:text> </number:text>
      <style:map style:apply-style-name="N118P0" style:condition="value()&gt;=0"/>
    </number:number-style>
    <number:number-style style:name="N120P0" style:volatile="true">
      <number:number loext:min-decimal-places="2" number:decimal-places="2" number:grouping="true" number:min-integer-digits="1"/>
      <number:text> </number:text>
    </number:number-style>
    <number:number-style style:name="N120">
      <number:text>-</number:text>
      <number:number loext:min-decimal-places="2" number:decimal-places="2" number:grouping="true" number:min-integer-digits="1"/>
      <number:text> </number:text>
      <style:map style:apply-style-name="N120P0" style:condition="value()&gt;=0"/>
    </number:number-style>
    <number:number-style style:name="N121P0" style:volatile="true">
      <number:number loext:min-decimal-places="2" number:decimal-places="2" number:grouping="true" number:min-integer-digits="1"/>
      <number:text> </number:text>
    </number:number-style>
    <number:number-style style:name="N121">
      <style:text-properties fo:color="#ff0000"/>
      <number:text>-</number:text>
      <number:number loext:min-decimal-places="2" number:decimal-places="2" number:grouping="true" number:min-integer-digits="1"/>
      <number:text> </number:text>
      <style:map style:apply-style-name="N121P0" style:condition="value()&gt;=0"/>
    </number:number-style>
    <number:time-style style:name="N122">
      <number:minutes number:style="long"/>
      <number:text>:</number:text>
      <number:seconds number:style="long"/>
    </number:time-style>
    <number:time-style number:truncate-on-overflow="false" style:name="N123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loext:exponent-interval="1" loext:forced-exponent-sign="true" loext:min-decimal-places="1" number:decimal-places="1" number:min-exponent-digits="1" number:min-integer-digits="1"/>
    </number:number-style>
    <number:number-style style:name="N127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27">
      <number:text>(R$""""""""""""""""""""""""""""""""</number:text>
      <number:number loext:min-decimal-places="0" number:decimal-places="0" number:grouping="true" number:min-integer-digits="1"/>
      <number:text>)</number:text>
      <style:map style:apply-style-name="N127P0" style:condition="value()&gt;=0"/>
    </number:number-style>
    <number:number-style style:name="N128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28">
      <style:text-properties fo:color="#ff0000"/>
      <number:text>(R$""""""""""""""""""""""""""""""""</number:text>
      <number:number loext:min-decimal-places="0" number:decimal-places="0" number:grouping="true" number:min-integer-digits="1"/>
      <number:text>)</number:text>
      <style:map style:apply-style-name="N128P0" style:condition="value()&gt;=0"/>
    </number:number-style>
    <number:number-style style:name="N130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30">
      <number:text>(R$""""""""""""""""""""""""""""""""</number:text>
      <number:number loext:min-decimal-places="2" number:decimal-places="2" number:grouping="true" number:min-integer-digits="1"/>
      <number:text>)</number:text>
      <style:map style:apply-style-name="N130P0" style:condition="value()&gt;=0"/>
    </number:number-style>
    <number:number-style style:name="N131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31">
      <style:text-properties fo:color="#ff0000"/>
      <number:text>(R$""""""""""""""""""""""""""""""""</number:text>
      <number:number loext:min-decimal-places="2" number:decimal-places="2" number:grouping="true" number:min-integer-digits="1"/>
      <number:text>)</number:text>
      <style:map style:apply-style-name="N131P0" style:condition="value()&gt;=0"/>
    </number:number-style>
    <number:number-style style:name="N133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33P1" style:volatile="true">
      <number:text>R$(""""""""""""""""""""""""""""""""</number:text>
      <number:number loext:min-decimal-places="0" number:decimal-places="0" number:grouping="true" number:min-integer-digits="1"/>
      <number:text>)</number:text>
    </number:number-style>
    <number:number-style style:name="N133">
      <number:text>R$-""""""""""""""""""""""""""""""""</number:text>
      <style:map style:apply-style-name="N133P0" style:condition="value()&gt;0"/>
      <style:map style:apply-style-name="N133P1" style:condition="value()&lt;0"/>
    </number:number-style>
    <number:number-style style:name="N135P0" style:volatile="true">
      <number:number loext:min-decimal-places="0" number:decimal-places="0" number:grouping="true" number:min-integer-digits="1"/>
    </number:number-style>
    <number:number-style style:name="N135P1" style:volatile="true">
      <number:text>(</number:text>
      <number:number loext:min-decimal-places="0" number:decimal-places="0" number:grouping="true" number:min-integer-digits="1"/>
      <number:text>)</number:text>
    </number:number-style>
    <number:number-style style:name="N135">
      <number:text>-</number:text>
      <style:map style:apply-style-name="N135P0" style:condition="value()&gt;0"/>
      <style:map style:apply-style-name="N135P1" style:condition="value()&lt;0"/>
    </number:number-style>
    <number:number-style style:name="N137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37P1" style:volatile="true">
      <number:text>R$(""""""""""""""""""""""""""""""""</number:text>
      <number:number loext:min-decimal-places="2" number:decimal-places="2" number:grouping="true" number:min-integer-digits="1"/>
      <number:text>)</number:text>
    </number:number-style>
    <number:number-style style:name="N137">
      <number:text>R$-""""""""""""""""""""""""""""""""</number:text>
      <number:number loext:min-decimal-places="0" number:decimal-places="0" number:min-integer-digits="0"/>
      <style:map style:apply-style-name="N137P0" style:condition="value()&gt;0"/>
      <style:map style:apply-style-name="N137P1" style:condition="value()&lt;0"/>
    </number:number-style>
    <number:number-style style:name="N139P0" style:volatile="true">
      <number:number loext:min-decimal-places="2" number:decimal-places="2" number:grouping="true" number:min-integer-digits="1"/>
    </number:number-style>
    <number:number-style style:name="N139P1" style:volatile="true">
      <number:text>(</number:text>
      <number:number loext:min-decimal-places="2" number:decimal-places="2" number:grouping="true" number:min-integer-digits="1"/>
      <number:text>)</number:text>
    </number:number-style>
    <number:number-style style:name="N139">
      <number:text>-</number:text>
      <number:number loext:min-decimal-places="0" number:decimal-places="0" number:min-integer-digits="0"/>
      <style:map style:apply-style-name="N139P0" style:condition="value()&gt;0"/>
      <style:map style:apply-style-name="N139P1" style:condition="value()&lt;0"/>
    </number:number-style>
    <number:number-style style:name="N141P0" style:volatile="true">
      <number:number loext:min-decimal-places="0" number:decimal-places="0" number:grouping="true" number:min-integer-digits="1"/>
      <number:text> DM""""""""""""""""""""""""""""""""</number:text>
    </number:number-style>
    <number:number-style style:name="N141">
      <number:text>-</number:text>
      <number:number loext:min-decimal-places="0" number:decimal-places="0" number:grouping="true" number:min-integer-digits="1"/>
      <number:text> DM""""""""""""""""""""""""""""""""</number:text>
      <style:map style:apply-style-name="N141P0" style:condition="value()&gt;=0"/>
    </number:number-style>
    <number:number-style style:name="N143P0" style:volatile="true">
      <number:number loext:min-decimal-places="2" number:decimal-places="2" number:grouping="true" number:min-integer-digits="1"/>
      <number:text> DM""""""""""""""""""""""""""""""""</number:text>
    </number:number-style>
    <number:number-style style:name="N143">
      <number:text>-</number:text>
      <number:number loext:min-decimal-places="2" number:decimal-places="2" number:grouping="true" number:min-integer-digits="1"/>
      <number:text> DM""""""""""""""""""""""""""""""""</number:text>
      <style:map style:apply-style-name="N143P0" style:condition="value()&gt;=0"/>
    </number:number-style>
    <number:number-style style:name="N145P0" style:volatile="true">
      <number:number loext:min-decimal-places="0" number:decimal-places="0" number:grouping="true" number:min-integer-digits="1"/>
      <number:text> DM""""""""""""""""""""""""""""""""</number:text>
    </number:number-style>
    <number:number-style style:name="N145P1" style:volatile="true">
      <number:text>-</number:text>
      <number:number loext:min-decimal-places="0" number:decimal-places="0" number:grouping="true" number:min-integer-digits="1"/>
      <number:text> DM""""""""""""""""""""""""""""""""</number:text>
    </number:number-style>
    <number:number-style style:name="N145">
      <number:text>- DM""""""""""""""""""""""""""""""""</number:text>
      <style:map style:apply-style-name="N145P0" style:condition="value()&gt;0"/>
      <style:map style:apply-style-name="N145P1" style:condition="value()&lt;0"/>
    </number:number-style>
    <number:number-style style:name="N147P0" style:volatile="true">
      <number:number loext:min-decimal-places="0" number:decimal-places="0" number:grouping="true" number:min-integer-digits="1"/>
      <number:text> </number:text>
    </number:number-style>
    <number:number-style style:name="N147P1" style:volatile="true">
      <number:text>-</number:text>
      <number:number loext:min-decimal-places="0" number:decimal-places="0" number:grouping="true" number:min-integer-digits="1"/>
      <number:text> </number:text>
    </number:number-style>
    <number:number-style style:name="N147">
      <number:text>- </number:text>
      <style:map style:apply-style-name="N147P0" style:condition="value()&gt;0"/>
      <style:map style:apply-style-name="N147P1" style:condition="value()&lt;0"/>
    </number:number-style>
    <number:number-style style:name="N149P0" style:volatile="true">
      <number:number loext:min-decimal-places="2" number:decimal-places="2" number:grouping="true" number:min-integer-digits="1"/>
      <number:text> DM""""""""""""""""""""""""""""""""</number:text>
    </number:number-style>
    <number:number-style style:name="N149P1" style:volatile="true">
      <number:text>-</number:text>
      <number:number loext:min-decimal-places="2" number:decimal-places="2" number:grouping="true" number:min-integer-digits="1"/>
      <number:text> DM""""""""""""""""""""""""""""""""</number:text>
    </number:number-style>
    <number:number-style style:name="N149">
      <number:text>-</number:text>
      <number:number loext:min-decimal-places="0" number:decimal-places="0" number:min-integer-digits="0"/>
      <number:text> DM""""""""""""""""""""""""""""""""</number:text>
      <style:map style:apply-style-name="N149P0" style:condition="value()&gt;0"/>
      <style:map style:apply-style-name="N149P1" style:condition="value()&lt;0"/>
    </number:number-style>
    <number:number-style style:name="N151P0" style:volatile="true">
      <number:number loext:min-decimal-places="2" number:decimal-places="2" number:grouping="true" number:min-integer-digits="1"/>
      <number:text> </number:text>
    </number:number-style>
    <number:number-style style:name="N151P1" style:volatile="true">
      <number:text>-</number:text>
      <number:number loext:min-decimal-places="2" number:decimal-places="2" number:grouping="true" number:min-integer-digits="1"/>
      <number:text> </number:text>
    </number:number-style>
    <number:number-style style:name="N151">
      <number:text>-</number:text>
      <number:number loext:min-decimal-places="0" number:decimal-places="0" number:min-integer-digits="0"/>
      <number:text> </number:text>
      <style:map style:apply-style-name="N151P0" style:condition="value()&gt;0"/>
      <style:map style:apply-style-name="N151P1" style:condition="value()&lt;0"/>
    </number:number-style>
    <number:date-style style:name="N152">
      <number:month number:style="long"/>
      <number:text>/</number:text>
      <number:year number:style="long"/>
    </number:date-style>
    <number:percentage-style style:name="N153">
      <number:number loext:min-decimal-places="1" number:decimal-places="1" number:min-integer-digits="1"/>
      <number:text>%</number:text>
    </number:percentage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apply-style-name="N155P0" style:condition="value()&gt;=0"/>
    </number:number-style>
    <number:number-style style:name="N156P0" style:volatile="true">
      <number:text>R$""""""""""""""""""""""""""""""""""""""""""""""""""</number:text>
    </number:number-style>
    <number:number-style style:name="N156">
      <style:text-properties fo:color="#ff0000"/>
      <number:text>(R$""""""""""""""""""""""""""""""""""""""""""""""""""</number:text>
      <style:map style:apply-style-name="N156P0" style:condition="value()&gt;=0"/>
    </number:number-style>
    <number:number-style style:name="N158P0" style:volatile="true">
      <number:text>R$""""""""""""""""""""""""""""""""""""""""""""""""""</number:text>
    </number:number-style>
    <number:number-style style:name="N158P1" style:volatile="true">
      <number:text>R$(""""""""""""""""""""""""""""""""""""""""""""""""""</number:text>
    </number:number-style>
    <number:number-style style:name="N158">
      <number:text>R$-""""""""""""""""""""""""""""""""""""""""""""""""""</number:text>
      <style:map style:apply-style-name="N158P0" style:condition="value()&gt;0"/>
      <style:map style:apply-style-name="N158P1" style:condition="value()&lt;0"/>
    </number:number-style>
    <number:number-style style:name="N159P0" style:volatile="true">
      <number:number number:min-integer-digits="1"/>
      <number:text/>
    </number:number-style>
    <number:number-style style:name="N159P1" style:volatile="true">
      <number:number number:min-integer-digits="1"/>
      <number:text/>
    </number:number-style>
    <number:number-style style:name="N159">
      <number:text>- DM""""""""""""""""""""""""""""""""""""""""""""""""""</number:text>
      <style:map style:apply-style-name="N159P0" style:condition="value()&gt;0"/>
      <style:map style:apply-style-name="N159P1" style:condition="value()&lt;0"/>
    </number:number-style>
    <number:number-style style:name="N160P0" style:volatile="true">
      <number:number number:min-integer-digits="1"/>
      <number:text/>
    </number:number-style>
    <number:number-style style:name="N160P1" style:volatile="true">
      <number:number number:min-integer-digits="1"/>
      <number:text/>
    </number:number-style>
    <number:number-style style:name="N160">
      <number:text>-</number:text>
      <number:number loext:min-decimal-places="0" number:decimal-places="0" number:min-integer-digits="0"/>
      <number:text> DM"""""""""""""""""""""""""""""""""""""""""""""""""</number:text>
      <style:map style:apply-style-name="N160P0" style:condition="value()&gt;0"/>
      <style:map style:apply-style-name="N160P1" style:condition="value()&lt;0"/>
    </number:number-style>
    <number:number-style style:name="N162P0" style:volatile="true">
      <number:text>R$""""""""""""""""</number:text>
      <number:number loext:min-decimal-places="0" number:decimal-places="0" number:grouping="true" number:min-integer-digits="1"/>
    </number:number-style>
    <number:number-style style:name="N162">
      <number:text>(R$""""""""""""""""</number:text>
      <number:number loext:min-decimal-places="0" number:decimal-places="0" number:grouping="true" number:min-integer-digits="1"/>
      <number:text>)</number:text>
      <style:map style:apply-style-name="N162P0" style:condition="value()&gt;=0"/>
    </number:number-style>
    <number:number-style style:name="N163P0" style:volatile="true">
      <number:text>R$""""""""""""""""</number:text>
      <number:number loext:min-decimal-places="0" number:decimal-places="0" number:grouping="true" number:min-integer-digits="1"/>
    </number:number-style>
    <number:number-style style:name="N163">
      <style:text-properties fo:color="#ff0000"/>
      <number:text>(R$""""""""""""""""</number:text>
      <number:number loext:min-decimal-places="0" number:decimal-places="0" number:grouping="true" number:min-integer-digits="1"/>
      <number:text>)</number:text>
      <style:map style:apply-style-name="N163P0" style:condition="value()&gt;=0"/>
    </number:number-style>
    <number:number-style style:name="N165P0" style:volatile="true">
      <number:text>R$""""""""""""""""</number:text>
      <number:number loext:min-decimal-places="2" number:decimal-places="2" number:grouping="true" number:min-integer-digits="1"/>
    </number:number-style>
    <number:number-style style:name="N165">
      <number:text>(R$""""""""""""""""</number:text>
      <number:number loext:min-decimal-places="2" number:decimal-places="2" number:grouping="true" number:min-integer-digits="1"/>
      <number:text>)</number:text>
      <style:map style:apply-style-name="N165P0" style:condition="value()&gt;=0"/>
    </number:number-style>
    <number:number-style style:name="N166P0" style:volatile="true">
      <number:text>R$""""""""""""""""</number:text>
      <number:number loext:min-decimal-places="2" number:decimal-places="2" number:grouping="true" number:min-integer-digits="1"/>
    </number:number-style>
    <number:number-style style:name="N166">
      <style:text-properties fo:color="#ff0000"/>
      <number:text>(R$""""""""""""""""</number:text>
      <number:number loext:min-decimal-places="2" number:decimal-places="2" number:grouping="true" number:min-integer-digits="1"/>
      <number:text>)</number:text>
      <style:map style:apply-style-name="N166P0" style:condition="value()&gt;=0"/>
    </number:number-style>
    <number:number-style style:name="N168P0" style:volatile="true">
      <number:text>R$""""""""""""""""</number:text>
      <number:number loext:min-decimal-places="0" number:decimal-places="0" number:grouping="true" number:min-integer-digits="1"/>
    </number:number-style>
    <number:number-style style:name="N168P1" style:volatile="true">
      <number:text>R$(""""""""""""""""</number:text>
      <number:number loext:min-decimal-places="0" number:decimal-places="0" number:grouping="true" number:min-integer-digits="1"/>
      <number:text>)</number:text>
    </number:number-style>
    <number:number-style style:name="N168">
      <number:text>R$-""""""""""""""""</number:text>
      <style:map style:apply-style-name="N168P0" style:condition="value()&gt;0"/>
      <style:map style:apply-style-name="N168P1" style:condition="value()&lt;0"/>
    </number:number-style>
    <number:number-style style:name="N170P0" style:volatile="true">
      <number:text>R$""""""""""""""""</number:text>
      <number:number loext:min-decimal-places="2" number:decimal-places="2" number:grouping="true" number:min-integer-digits="1"/>
    </number:number-style>
    <number:number-style style:name="N170P1" style:volatile="true">
      <number:text>R$(""""""""""""""""</number:text>
      <number:number loext:min-decimal-places="2" number:decimal-places="2" number:grouping="true" number:min-integer-digits="1"/>
      <number:text>)</number:text>
    </number:number-style>
    <number:number-style style:name="N170">
      <number:text>R$-""""""""""""""""</number:text>
      <number:number loext:min-decimal-places="0" number:decimal-places="0" number:min-integer-digits="0"/>
      <style:map style:apply-style-name="N170P0" style:condition="value()&gt;0"/>
      <style:map style:apply-style-name="N170P1" style:condition="value()&lt;0"/>
    </number:number-style>
    <number:number-style style:name="N172P0" style:volatile="true">
      <number:text>R$"</number:text>
      <number:number loext:min-decimal-places="0" number:decimal-places="0" number:min-integer-digits="0"/>
      <number:text>"</number:text>
    </number:number-style>
    <number:currency-style style:name="N172">
      <number:text>(</number:text>
      <number:currency-symbol/>
      <number:number loext:min-decimal-places="0" number:decimal-places="0" number:min-integer-digits="2"/>
      <number:text>)</number:text>
      <style:map style:apply-style-name="N172P0" style:condition="value()&gt;=0"/>
    </number:currency-style>
    <number:number-style style:name="N174P0" style:volatile="true">
      <number:text>R$"</number:text>
      <number:number loext:min-decimal-places="7" number:decimal-places="8" number:decimal-replacement="" number:grouping="true" number:min-integer-digits="1"/>
      <number:text>"</number:text>
    </number:number-style>
    <number:currency-style style:name="N174">
      <number:text>(</number:text>
      <number:currency-symbol/>
      <number:text>\,)</number:text>
      <style:map style:apply-style-name="N174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direction="ltr" style:rotation-angle="90"/>
    </style:style>
    <style:style style:family="table-cell" style:name="Tabela" style:parent-style-name="Default">
      <style:table-cell-properties fo:border="0.99pt solid #000000"/>
    </style:style>
    <style:style style:family="table-cell" style:name="Separador" style:parent-style-name="Tabela">
      <style:table-cell-properties fo:background-color="transparent" fo:border-bottom="none" fo:border-left="0.99pt solid #000000" fo:border-right="0.99pt solid #000000" fo:border-top="none"/>
    </style:style>
    <draw:marker draw:name="Arrow" svg:d="M10 0l-10 30h20z" svg:viewBox="0 0 20 30"/>
  </office:styles>
  <office:automatic-styles>
    <style:page-layout style:name="Mpm1">
      <style:page-layout-properties fo:margin-bottom="4.99mm" fo:margin-left="10mm" fo:margin-right="20mm" fo:margin-top="4.99mm" fo:page-height="210.01mm" fo:page-width="297mm" style:num-format="1" style:print-orientation="landscape" style:table-centering="horizontal"/>
      <style:header-style>
        <style:header-footer-properties fo:margin-bottom="2.5mm" fo:margin-left="0mm" fo:margin-right="10mm" fo:min-height="12.51mm"/>
      </style:header-style>
      <style:footer-style>
        <style:header-footer-properties fo:margin-left="0mm" fo:margin-right="0mm" fo:margin-top="2.5mm" fo:min-height="12.51mm"/>
      </style:footer-style>
    </style:page-layout>
    <style:page-layout style:name="Mpm2">
      <style:header-style>
        <style:header-footer-properties fo:background-color="#c0c0c0" fo:border="2.49pt solid #000000" fo:margin-bottom="2.5mm" fo:margin-left="0mm" fo:margin-right="0mm" fo:min-height="7.51mm" fo:padding="0.18mm">
          <style:background-image/>
        </style:header-footer-properties>
      </style:header-style>
      <style:footer-style>
        <style:header-footer-properties fo:background-color="#c0c0c0" fo:border="2.49pt solid #000000" fo:margin-left="0mm" fo:margin-right="0mm" fo:margin-top="2.5mm" fo:min-height="7.51mm" fo:padding="0.18mm">
          <style:background-image/>
        </style:header-footer-properties>
      </style:footer-style>
    </style:page-layout>
    <style:style style:family="text" style:name="MT1">
      <style:text-properties fo:color="#000000" fo:font-size="12pt" fo:font-style="normal" fo:font-weight="bold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2">
      <style:text-properties fo:color="#000000" fo:font-size="12pt" fo:font-style="normal" fo:font-weight="normal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3">
      <style:text-properties fo:color="#000000" fo:font-size="14pt" fo:font-style="normal" fo:font-weight="bold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4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7-11-28">00/00/0000</text:date></text:span><text:span text:style-name="MT2"><text:s/>- </text:span><text:span text:style-name="MT2"><text:time style:data-style-name="N2" text:time-value="15:04:32.241356345">00:00:00</text:time></text:span><text:span text:style-name="MT2"><text:s/></text:span></text:p>
        </style:region-center>
        <style:region-right>
          <text:p><text:span text:style-name="MT3">Márcia Regina Martins Campos</text:span></text:p>
          <text:p><text:span text:style-name="MT2">Conta Nova - Tel.: 3241-2118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árcia Regina Martins Campos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/00/0000</text:date>, <text:time style:data-style-name="N2" text:time-value="15:04:32.2488113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meta:initial-creator>Carlos Augusto Marcicano</meta:initial-creator>
    <meta:creation-date>2000-10-16T13:24:36</meta:creation-date>
    <dc:date>2017-11-28T15:06:08.291786338</dc:date>
    <meta:print-date>2014-03-31T11:56:39.892926047</meta:print-date>
    <dc:language>pt-PT</dc:language>
    <meta:editing-cycles>331</meta:editing-cycles>
    <meta:editing-duration>PT20H55M26S</meta:editing-duration>
    <meta:document-statistic meta:table-count="1" meta:cell-count="134" meta:object-count="0"/>
    <meta:user-defined meta:name="Info 0"/>
    <meta:user-defined meta:name="Info 1"/>
    <meta:user-defined meta:name="Info 2"/>
    <meta:user-defined meta:name="Info 3"/>
  </office:meta>
</office:document-meta>
</file>